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71]-[.B171]" office:value-type="float" office:value="-0.0205" calcext:value-type="float">
            <text:p>-0,0205</text:p>
          </table:table-cell>
          <table:table-cell table:formula="of:=SQRT([.C171]*[.C171] + [.F171]*[.F171])" office:value-type="float" office:value="0.0166207701385947" calcext:value-type="float">
            <text:p>0,0166</text:p>
          </table:table-cell>
          <table:table-cell table:formula="of:=(([.E171]-[.B171]) / [.B171]) * 100" office:value-type="float" office:value="-9.64705882352941" calcext:value-type="float">
            <text:p>-9,6471</text:p>
          </table:table-cell>
          <table:table-cell/>
          <table:table-cell table:formula="of:=[.H171]+1.96*[.I171]" office:value-type="float" office:value="0.0120767094716455" calcext:value-type="float">
            <text:p>0,0121</text:p>
          </table:table-cell>
          <table:table-cell table:formula="of:=[.H171]-1.96*[.I171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72]-[.B172]" office:value-type="float" office:value="-0.0404" calcext:value-type="float">
            <text:p>-0,0404</text:p>
          </table:table-cell>
          <table:table-cell table:formula="of:=SQRT([.C172]*[.C172] + [.F172]*[.F172])" office:value-type="float" office:value="0.00509313263129874" calcext:value-type="float">
            <text:p>0,0051</text:p>
          </table:table-cell>
          <table:table-cell table:formula="of:=(([.E172]-[.B172]) / [.B172]) * 100" office:value-type="float" office:value="-14.9685068543905" calcext:value-type="float">
            <text:p>-14,9685</text:p>
          </table:table-cell>
          <table:table-cell/>
          <table:table-cell table:formula="of:=[.H172]+1.96*[.I172]" office:value-type="float" office:value="-0.0304174600426544" calcext:value-type="float">
            <text:p>-0,0304</text:p>
          </table:table-cell>
          <table:table-cell table:formula="of:=[.H172]-1.96*[.I172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1" calcext:value-type="float">
            <text:p>0,2601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73]-[.B173]" office:value-type="float" office:value="0.00409999999999999" calcext:value-type="float">
            <text:p>0,00409999999999999</text:p>
          </table:table-cell>
          <table:table-cell table:formula="of:=SQRT([.C173]*[.C173] + [.F173]*[.F173])" office:value-type="float" office:value="0.00622253967444162" calcext:value-type="float">
            <text:p>0,0062</text:p>
          </table:table-cell>
          <table:table-cell table:formula="of:=(([.E173]-[.B173]) / [.B173]) * 100" office:value-type="float" office:value="1.6015625" calcext:value-type="float">
            <text:p>1,6016</text:p>
          </table:table-cell>
          <table:table-cell/>
          <table:table-cell table:formula="of:=[.H173]+1.96*[.I173]" office:value-type="float" office:value="0.0162961777619056" calcext:value-type="float">
            <text:p>0,0163</text:p>
          </table:table-cell>
          <table:table-cell table:formula="of:=[.H173]-1.96*[.I173]" office:value-type="float" office:value="-0.00809617776190558" calcext:value-type="float">
            <text:p>-0,008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28" calcext:value-type="float">
            <text:p>0,5028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74]-[.B174]" office:value-type="float" office:value="0.0308000000000001" calcext:value-type="float">
            <text:p>0,0308000000000001</text:p>
          </table:table-cell>
          <table:table-cell table:formula="of:=SQRT([.C174]*[.C174] + [.F174]*[.F174])" office:value-type="float" office:value="0.0198698263706556" calcext:value-type="float">
            <text:p>0,0199</text:p>
          </table:table-cell>
          <table:table-cell table:formula="of:=(([.E174]-[.B174]) / [.B174]) * 100" office:value-type="float" office:value="6.52542372881357" calcext:value-type="float">
            <text:p>6,5254</text:p>
          </table:table-cell>
          <table:table-cell/>
          <table:table-cell table:formula="of:=[.H174]+1.96*[.I174]" office:value-type="float" office:value="0.069744859686485" calcext:value-type="float">
            <text:p>0,0697</text:p>
          </table:table-cell>
          <table:table-cell table:formula="of:=[.H174]-1.96*[.I174]" office:value-type="float" office:value="-0.00814485968648489" calcext:value-type="float">
            <text:p>-0,008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99132.2196" calcext:value-type="float">
            <text:p>1999132,2196</text:p>
          </table:table-cell>
          <table:table-cell office:value-type="float" office:value="160826.8958" calcext:value-type="float">
            <text:p>160826,8958</text:p>
          </table:table-cell>
          <table:table-cell/>
          <table:table-cell table:formula="of:=[.E176]-[.B176]" office:value-type="float" office:value="-1034043.0497" calcext:value-type="float">
            <text:p>-1034043,0497</text:p>
          </table:table-cell>
          <table:table-cell table:formula="of:=SQRT([.C176]*[.C176] + [.F176]*[.F176])" office:value-type="float" office:value="330671.832189202" calcext:value-type="float">
            <text:p>330671,8322</text:p>
          </table:table-cell>
          <table:table-cell table:formula="of:=(([.E176]-[.B176]) / [.B176]) * 100" office:value-type="float" office:value="-34.0911077630749" calcext:value-type="float">
            <text:p>-34,0911</text:p>
          </table:table-cell>
          <table:table-cell/>
          <table:table-cell table:formula="of:=[.H176]+1.96*[.I176]" office:value-type="float" office:value="-385926.258609163" calcext:value-type="float">
            <text:p>-385926,2586</text:p>
          </table:table-cell>
          <table:table-cell table:formula="of:=[.H176]-1.96*[.I176]" office:value-type="float" office:value="-1682159.84079084" calcext:value-type="float">
            <text:p>-1682159,8408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6" calcext:value-type="float">
            <text:p>0,549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77]-[.B177]" office:value-type="float" office:value="0.0302" calcext:value-type="float">
            <text:p>0,0302</text:p>
          </table:table-cell>
          <table:table-cell table:formula="of:=SQRT([.C177]*[.C177] + [.F177]*[.F177])" office:value-type="float" office:value="0.00247588368062799" calcext:value-type="float">
            <text:p>0,0025</text:p>
          </table:table-cell>
          <table:table-cell table:formula="of:=(([.E177]-[.B177]) / [.B177]) * 100" office:value-type="float" office:value="5.81440123219099" calcext:value-type="float">
            <text:p>5,8144</text:p>
          </table:table-cell>
          <table:table-cell/>
          <table:table-cell table:formula="of:=[.H177]+1.96*[.I177]" office:value-type="float" office:value="0.0350527320140309" calcext:value-type="float">
            <text:p>0,0351</text:p>
          </table:table-cell>
          <table:table-cell table:formula="of:=[.H177]-1.96*[.I177]" office:value-type="float" office:value="0.0253472679859691" calcext:value-type="float">
            <text:p>0,0253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2626732.2291" calcext:value-type="float">
            <text:p>12626732,2291</text:p>
          </table:table-cell>
          <table:table-cell table:style-name="ce1" office:value-type="float" office:value="1125855.571" calcext:value-type="float">
            <text:p>1125855,5710</text:p>
          </table:table-cell>
          <table:table-cell/>
          <table:table-cell table:formula="of:=[.E179]-[.B179]" office:value-type="float" office:value="-14441219.117" calcext:value-type="float">
            <text:p>-14441219,117</text:p>
          </table:table-cell>
          <table:table-cell table:formula="of:=SQRT([.C179]*[.C179] + [.F179]*[.F179])" office:value-type="float" office:value="2934598.54205734" calcext:value-type="float">
            <text:p>2934598,5421</text:p>
          </table:table-cell>
          <table:table-cell table:formula="of:=(([.E179]-[.B179]) / [.B179]) * 100" office:value-type="float" office:value="-53.3517255604227" calcext:value-type="float">
            <text:p>-53,3517</text:p>
          </table:table-cell>
          <table:table-cell/>
          <table:table-cell table:formula="of:=[.H179]+1.96*[.I179]" office:value-type="float" office:value="-8689405.97456762" calcext:value-type="float">
            <text:p>-8689405,9746</text:p>
          </table:table-cell>
          <table:table-cell table:formula="of:=[.H179]-1.96*[.I179]" office:value-type="float" office:value="-20193032.2594324" calcext:value-type="float">
            <text:p>-20193032,2594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83]-[.B183]" office:value-type="float" office:value="-0.0205" calcext:value-type="float">
            <text:p>-0,0205</text:p>
          </table:table-cell>
          <table:table-cell table:formula="of:=SQRT([.C183]*[.C183] + [.F183]*[.F183])" office:value-type="float" office:value="0.0166207701385947" calcext:value-type="float">
            <text:p>0,0166</text:p>
          </table:table-cell>
          <table:table-cell table:formula="of:=(([.E183]-[.B183]) / [.B183]) * 100" office:value-type="float" office:value="-9.64705882352941" calcext:value-type="float">
            <text:p>-9,6471</text:p>
          </table:table-cell>
          <table:table-cell/>
          <table:table-cell table:formula="of:=[.H183]+1.96*[.I183]" office:value-type="float" office:value="0.0120767094716455" calcext:value-type="float">
            <text:p>0,0121</text:p>
          </table:table-cell>
          <table:table-cell table:formula="of:=[.H183]-1.96*[.I183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84]-[.B184]" office:value-type="float" office:value="-0.0404" calcext:value-type="float">
            <text:p>-0,0404</text:p>
          </table:table-cell>
          <table:table-cell table:formula="of:=SQRT([.C184]*[.C184] + [.F184]*[.F184])" office:value-type="float" office:value="0.00509313263129874" calcext:value-type="float">
            <text:p>0,0051</text:p>
          </table:table-cell>
          <table:table-cell table:formula="of:=(([.E184]-[.B184]) / [.B184]) * 100" office:value-type="float" office:value="-14.9685068543905" calcext:value-type="float">
            <text:p>-14,9685</text:p>
          </table:table-cell>
          <table:table-cell/>
          <table:table-cell table:formula="of:=[.H184]+1.96*[.I184]" office:value-type="float" office:value="-0.0304174600426544" calcext:value-type="float">
            <text:p>-0,0304</text:p>
          </table:table-cell>
          <table:table-cell table:formula="of:=[.H184]-1.96*[.I184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" calcext:value-type="float">
            <text:p>0,260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85]-[.B185]" office:value-type="float" office:value="0.004" calcext:value-type="float">
            <text:p>0,004</text:p>
          </table:table-cell>
          <table:table-cell table:formula="of:=SQRT([.C185]*[.C185] + [.F185]*[.F185])" office:value-type="float" office:value="0.00622253967444162" calcext:value-type="float">
            <text:p>0,0062</text:p>
          </table:table-cell>
          <table:table-cell table:formula="of:=(([.E185]-[.B185]) / [.B185]) * 100" office:value-type="float" office:value="1.5625" calcext:value-type="float">
            <text:p>1,5625</text:p>
          </table:table-cell>
          <table:table-cell/>
          <table:table-cell table:formula="of:=[.H185]+1.96*[.I185]" office:value-type="float" office:value="0.0161961777619056" calcext:value-type="float">
            <text:p>0,0162</text:p>
          </table:table-cell>
          <table:table-cell table:formula="of:=[.H185]-1.96*[.I185]" office:value-type="float" office:value="-0.00819617776190557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46" calcext:value-type="float">
            <text:p>0,5146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86]-[.B186]" office:value-type="float" office:value="0.0426" calcext:value-type="float">
            <text:p>0,0426</text:p>
          </table:table-cell>
          <table:table-cell table:formula="of:=SQRT([.C186]*[.C186] + [.F186]*[.F186])" office:value-type="float" office:value="0.0197989898732233" calcext:value-type="float">
            <text:p>0,0198</text:p>
          </table:table-cell>
          <table:table-cell table:formula="of:=(([.E186]-[.B186]) / [.B186]) * 100" office:value-type="float" office:value="9.02542372881355" calcext:value-type="float">
            <text:p>9,0254</text:p>
          </table:table-cell>
          <table:table-cell/>
          <table:table-cell table:formula="of:=[.H186]+1.96*[.I186]" office:value-type="float" office:value="0.0814060201515177" calcext:value-type="float">
            <text:p>0,0814</text:p>
          </table:table-cell>
          <table:table-cell table:formula="of:=[.H186]-1.96*[.I186]" office:value-type="float" office:value="0.00379397984848224" calcext:value-type="float">
            <text:p>0,0038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01769.9787" calcext:value-type="float">
            <text:p>2001769,9787</text:p>
          </table:table-cell>
          <table:table-cell office:value-type="float" office:value="161696.0141" calcext:value-type="float">
            <text:p>161696,0141</text:p>
          </table:table-cell>
          <table:table-cell/>
          <table:table-cell table:formula="of:=[.E188]-[.B188]" office:value-type="float" office:value="-1031405.2906" calcext:value-type="float">
            <text:p>-1031405,2906</text:p>
          </table:table-cell>
          <table:table-cell table:formula="of:=SQRT([.C188]*[.C188] + [.F188]*[.F188])" office:value-type="float" office:value="331095.410971713" calcext:value-type="float">
            <text:p>331095,4110</text:p>
          </table:table-cell>
          <table:table-cell table:formula="of:=(([.E188]-[.B188]) / [.B188]) * 100" office:value-type="float" office:value="-34.0041441402768" calcext:value-type="float">
            <text:p>-34,0041</text:p>
          </table:table-cell>
          <table:table-cell/>
          <table:table-cell table:formula="of:=[.H188]+1.96*[.I188]" office:value-type="float" office:value="-382458.285095443" calcext:value-type="float">
            <text:p>-382458,2851</text:p>
          </table:table-cell>
          <table:table-cell table:formula="of:=[.H188]-1.96*[.I188]" office:value-type="float" office:value="-1680352.29610456" calcext:value-type="float">
            <text:p>-1680352,2961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74" calcext:value-type="float">
            <text:p>0,5474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89]-[.B189]" office:value-type="float" office:value="0.028" calcext:value-type="float">
            <text:p>0,028</text:p>
          </table:table-cell>
          <table:table-cell table:formula="of:=SQRT([.C189]*[.C189] + [.F189]*[.F189])" office:value-type="float" office:value="0.00247588368062799" calcext:value-type="float">
            <text:p>0,0025</text:p>
          </table:table-cell>
          <table:table-cell table:formula="of:=(([.E189]-[.B189]) / [.B189]) * 100" office:value-type="float" office:value="5.39083557951483" calcext:value-type="float">
            <text:p>5,3908</text:p>
          </table:table-cell>
          <table:table-cell/>
          <table:table-cell table:formula="of:=[.H189]+1.96*[.I189]" office:value-type="float" office:value="0.0328527320140309" calcext:value-type="float">
            <text:p>0,0329</text:p>
          </table:table-cell>
          <table:table-cell table:formula="of:=[.H189]-1.96*[.I189]" office:value-type="float" office:value="0.0231472679859692" calcext:value-type="float">
            <text:p>0,0231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2660059.8349" calcext:value-type="float">
            <text:p>12660059,8349</text:p>
          </table:table-cell>
          <table:table-cell table:style-name="ce1" office:value-type="float" office:value="1132343.0975" calcext:value-type="float">
            <text:p>1132343,0975</text:p>
          </table:table-cell>
          <table:table-cell/>
          <table:table-cell table:formula="of:=[.E191]-[.B191]" office:value-type="float" office:value="-14407891.5112" calcext:value-type="float">
            <text:p>-14407891,5112</text:p>
          </table:table-cell>
          <table:table-cell table:formula="of:=SQRT([.C191]*[.C191] + [.F191]*[.F191])" office:value-type="float" office:value="2937093.58494911" calcext:value-type="float">
            <text:p>2937093,5849</text:p>
          </table:table-cell>
          <table:table-cell table:formula="of:=(([.E191]-[.B191]) / [.B191]) * 100" office:value-type="float" office:value="-53.2285998558805" calcext:value-type="float">
            <text:p>-53,2286</text:p>
          </table:table-cell>
          <table:table-cell/>
          <table:table-cell table:formula="of:=[.H191]+1.96*[.I191]" office:value-type="float" office:value="-8651188.08469975" calcext:value-type="float">
            <text:p>-8651188,0847</text:p>
          </table:table-cell>
          <table:table-cell table:formula="of:=[.H191]-1.96*[.I191]" office:value-type="float" office:value="-20164594.9377003" calcext:value-type="float">
            <text:p>-20164594,9377</text:p>
          </table:table-cell>
          <table:table-cell office:value-type="string" calcext:value-type="string">
            <text:p>Density Nano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15:41:35.56414828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0T15:46:11.138619659</dc:date>
    <meta:editing-duration>PT2H58M28S</meta:editing-duration>
    <meta:editing-cycles>25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740" meta:object-count="0"/>
  </office:meta>
</office:document-meta>
</file>